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2.45cm" fo:min-width="14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7.35cm" fo:min-width="12.2cm"/>
      <style:paragraph-properties style:writing-mode="lr-tb"/>
    </style:style>
    <style:style style:name="gr8" style:family="graphic" style:parent-style-name="Arrow_20_Line" style:list-style-name="L1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10" style:family="graphic" style:parent-style-name="standard">
      <style:graphic-properties draw:textarea-horizontal-align="justify" draw:textarea-vertical-align="middle" draw:auto-grow-height="false" fo:min-height="8.95cm" fo:min-width="14.7cm"/>
      <style:paragraph-properties style:writing-mode="lr-tb"/>
    </style:style>
    <style:style style:name="gr11" style:family="graphic" style:parent-style-name="standard">
      <style:graphic-properties draw:stroke="none" draw:fill="none" fo:min-height="0.71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5.75cm" fo:min-width="11.5cm"/>
    </style:style>
    <style:style style:name="gr13" style:family="graphic" style:parent-style-name="Arrow_20_Line" style:list-style-name="L1">
      <style:graphic-properties draw:textarea-vertical-align="middle"/>
      <style:paragraph-properties style:writing-mode="lr-tb"/>
    </style:style>
    <style:style style:name="gr14" style:family="graphic" style:parent-style-name="Arrow_20_Line" style:list-style-name="L1">
      <style:graphic-properties draw:textarea-vertical-align="middle"/>
      <style:paragraph-properties style:writing-mode="lr-tb"/>
    </style:style>
    <style:style style:name="gr15" style:family="graphic" style:parent-style-name="Arrow_20_Line" style:list-style-name="L1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cm" svg:height="12.7cm" svg:x="2cm" svg:y="2cm">
          <text:p text:style-name="P1">BOTTO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cm" svg:height="0.2cm" svg:x="2.7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0.2cm" svg:x="16.3cm" svg:y="3.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2cm" svg:height="0.2cm" svg:x="16.3cm" svg:y="12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0.2cm" svg:height="0.2cm" svg:x="2.7cm" svg:y="12.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2.7cm" svg:y1="12.6cm" svg:x2="2.9cm" svg:y2="12.8cm">
            <text:p/>
          </draw:line>
          <draw:line draw:style-name="gr4" draw:text-style-name="P2" draw:layer="layout" svg:x1="2.7cm" svg:y1="12.8cm" svg:x2="2.9cm" svg:y2="12.6cm">
            <text:p/>
          </draw:line>
        </draw:g>
        <draw:g>
          <draw:custom-shape draw:style-name="gr2" draw:text-style-name="P1" draw:layer="layout" svg:width="0.2cm" svg:height="0.2cm" svg:x="2.7cm" svg:y="3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2.7cm" svg:y1="3.9cm" svg:x2="2.9cm" svg:y2="4.1cm">
            <text:p/>
          </draw:line>
          <draw:line draw:style-name="gr4" draw:text-style-name="P2" draw:layer="layout" svg:x1="2.7cm" svg:y1="4.1cm" svg:x2="2.9cm" svg:y2="3.9cm">
            <text:p/>
          </draw:line>
        </draw:g>
        <draw:g>
          <draw:custom-shape draw:style-name="gr2" draw:text-style-name="P1" draw:layer="layout" svg:width="0.2cm" svg:height="0.2cm" svg:x="16.3cm" svg:y="3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6.3cm" svg:y1="3.9cm" svg:x2="16.5cm" svg:y2="4.1cm">
            <text:p/>
          </draw:line>
          <draw:line draw:style-name="gr4" draw:text-style-name="P2" draw:layer="layout" svg:x1="16.3cm" svg:y1="4.1cm" svg:x2="16.5cm" svg:y2="3.9cm">
            <text:p/>
          </draw:line>
        </draw:g>
        <draw:g>
          <draw:custom-shape draw:style-name="gr2" draw:text-style-name="P1" draw:layer="layout" svg:width="0.2cm" svg:height="0.2cm" svg:x="16.3cm" svg:y="12.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6.3cm" svg:y1="12.6cm" svg:x2="16.5cm" svg:y2="12.8cm">
            <text:p/>
          </draw:line>
          <draw:line draw:style-name="gr4" draw:text-style-name="P2" draw:layer="layout" svg:x1="16.3cm" svg:y1="12.8cm" svg:x2="16.5cm" svg:y2="12.6cm">
            <text:p/>
          </draw:line>
        </draw:g>
        <draw:measure draw:style-name="gr5" draw:text-style-name="P1" draw:layer="measurelines" svg:x1="2.798cm" svg:y1="11.2cm" svg:x2="1.999cm" svg:y2="11.2cm">
          <text:p text:style-name="P3"><text:measure text:kind="gap"/><text:measure text:kind="value">0.8</text:measure><text:s/><text:measure text:kind="unit">cm</text:measure><text:measure text:kind="gap"/></text:p>
        </draw:measure>
        <draw:measure draw:style-name="gr5" draw:text-style-name="P1" draw:layer="layout" svg:x1="17.2cm" svg:y1="11.2cm" svg:x2="16.399cm" svg:y2="11.2cm">
          <text:p text:style-name="P3"><text:measure text:kind="gap"/><text:measure text:kind="value">0.8</text:measure><text:s/><text:measure text:kind="unit">cm</text:measure><text:measure text:kind="gap"/></text:p>
        </draw:measure>
        <draw:measure draw:style-name="gr5" draw:text-style-name="P1" draw:layer="measurelines" svg:x1="9.5cm" svg:y1="2.8cm" svg:x2="9.5cm" svg:y2="2cm">
          <text:p text:style-name="P3"><text:measure text:kind="gap"/><text:measure text:kind="value">0.8</text:measure><text:s/><text:measure text:kind="unit">cm</text:measure><text:measure text:kind="gap"/></text:p>
        </draw:measure>
        <draw:measure draw:style-name="gr5" draw:text-style-name="P1" draw:layer="layout" svg:x1="3.2cm" svg:y1="12.7cm" svg:x2="3.2cm" svg:y2="14.7cm">
          <text:p text:style-name="P3"><text:measure text:kind="gap"/><text:measure text:kind="value">2</text:measure><text:s/><text:measure text:kind="unit">cm</text:measure><text:measure text:kind="gap"/></text:p>
        </draw:measure>
        <draw:measure draw:style-name="gr5" draw:text-style-name="P1" draw:layer="layout" svg:x1="3.2cm" svg:y1="2cm" svg:x2="3.2cm" svg:y2="4cm">
          <text:p text:style-name="P3"><text:measure text:kind="gap"/><text:measure text:kind="value">2</text:measure><text:s/><text:measure text:kind="unit">cm</text:measure><text:measure text:kind="gap"/></text:p>
        </draw:measure>
        <draw:measure draw:style-name="gr5" draw:text-style-name="P1" draw:layer="layout" svg:x1="17.2cm" svg:y1="9.2cm" svg:x2="2.001cm" svg:y2="9.2cm">
          <text:p text:style-name="P3"><text:measure text:kind="gap"/><text:measure text:kind="value">15.2</text:measure><text:s/><text:measure text:kind="unit">cm</text:measure><text:measure text:kind="gap"/></text:p>
        </draw:measure>
        <draw:measure draw:style-name="gr5" draw:text-style-name="P1" draw:layer="layout" svg:x1="13.2cm" svg:y1="2cm" svg:x2="13.2cm" svg:y2="14.7cm">
          <text:p text:style-name="P3"><text:measure text:kind="gap"/><text:measure text:kind="value">12.7</text:measure><text:s/><text:measure text:kind="unit">cm</text:measure><text:measure text:kind="gap"/></text:p>
        </draw:measure>
        <draw:measure draw:style-name="gr6" draw:text-style-name="P4" draw:layer="layout" svg:x1="9.602cm" svg:y1="4.9cm" svg:x2="2.002cm" svg:y2="4.9cm">
          <text:p text:style-name="P3"><text:measure text:kind="gap"/><text:measure text:kind="value">7.6</text:measure><text:s/><text:measure text:kind="unit">cm</text:measure><text:measure text:kind="gap"/></text:p>
        </draw:measure>
        <draw:custom-shape draw:style-name="gr2" draw:text-style-name="P1" draw:layer="layout" svg:width="0.2cm" svg:height="0.2cm" svg:x="9.5cm" svg:y="2.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0.2cm" svg:height="0.2cm" svg:x="9.5cm" svg:y="2.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9.5cm" svg:y1="2.7cm" svg:x2="9.7cm" svg:y2="2.9cm">
            <text:p/>
          </draw:line>
          <draw:line draw:style-name="gr4" draw:text-style-name="P2" draw:layer="layout" svg:x1="9.5cm" svg:y1="2.9cm" svg:x2="9.7cm" svg:y2="2.7cm">
            <text:p/>
          </draw:line>
        </draw:g>
        <draw:custom-shape draw:style-name="gr7" draw:text-style-name="P1" draw:layer="layout" svg:width="12.7cm" svg:height="7.6cm" svg:x="2cm" svg:y="17.2cm">
          <text:p text:style-name="P1">LEFT/RIGHT SIDE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2.7cm" svg:y="20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2.7cm" svg:y1="20.9cm" svg:x2="2.9cm" svg:y2="21.1cm">
            <text:p/>
          </draw:line>
          <draw:line draw:style-name="gr4" draw:text-style-name="P2" draw:layer="layout" svg:x1="2.7cm" svg:y1="21.1cm" svg:x2="2.9cm" svg:y2="20.9cm">
            <text:p/>
          </draw:line>
        </draw:g>
        <draw:measure draw:style-name="gr5" draw:text-style-name="P1" draw:layer="measurelines" svg:x1="10.9cm" svg:y1="18cm" svg:x2="10.9cm" svg:y2="17.2cm">
          <text:p text:style-name="P3"><text:measure text:kind="gap"/><text:measure text:kind="value">0.8</text:measure><text:s/><text:measure text:kind="unit">cm</text:measure><text:measure text:kind="gap"/></text:p>
        </draw:measure>
        <draw:g>
          <draw:custom-shape draw:style-name="gr2" draw:text-style-name="P1" draw:layer="layout" svg:width="0.2cm" svg:height="0.2cm" svg:x="8.245cm" svg:y="17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8.245cm" svg:y1="17.9cm" svg:x2="8.445cm" svg:y2="18.1cm">
            <text:p/>
          </draw:line>
          <draw:line draw:style-name="gr4" draw:text-style-name="P2" draw:layer="layout" svg:x1="8.245cm" svg:y1="18.1cm" svg:x2="8.445cm" svg:y2="17.9cm">
            <text:p/>
          </draw:line>
        </draw:g>
        <draw:measure draw:style-name="gr5" draw:text-style-name="P1" draw:layer="measurelines" svg:x1="2cm" svg:y1="24cm" svg:x2="14.7cm" svg:y2="24cm">
          <text:p text:style-name="P3"><text:measure text:kind="gap"/><text:measure text:kind="value">12.7</text:measure><text:s/><text:measure text:kind="unit">cm</text:measure><text:measure text:kind="gap"/></text:p>
        </draw:measure>
        <draw:measure draw:style-name="gr5" draw:text-style-name="P1" draw:layer="measurelines" svg:x1="12.8cm" svg:y1="24.8cm" svg:x2="12.8cm" svg:y2="17.2cm">
          <text:p text:style-name="P3"><text:measure text:kind="gap"/><text:measure text:kind="value">7.6</text:measure><text:s/><text:measure text:kind="unit">cm</text:measure><text:measure text:kind="gap"/></text:p>
        </draw:measure>
        <draw:measure draw:style-name="gr8" draw:text-style-name="P4" draw:layer="measurelines" svg:x1="2cm" svg:y1="20.2cm" svg:x2="8.35cm" svg:y2="20.2cm">
          <text:p text:style-name="P3"><text:measure text:kind="gap"/><text:measure text:kind="value">6.35</text:measure><text:s/><text:measure text:kind="unit">cm</text:measure><text:measure text:kind="gap"/></text:p>
        </draw:measure>
        <draw:custom-shape draw:style-name="gr9" draw:text-style-name="P1" draw:layer="layout" svg:width="2cm" svg:height="1.6cm" svg:x="7.35cm" svg:y="17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.6cm" svg:x="12.7cm" svg:y="17.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2cm" svg:height="0.2cm" svg:x="13.2cm" svg:y="17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3.2cm" svg:y1="17.9cm" svg:x2="13.4cm" svg:y2="18.1cm">
            <text:p/>
          </draw:line>
          <draw:line draw:style-name="gr4" draw:text-style-name="P2" draw:layer="layout" svg:x1="13.2cm" svg:y1="18.1cm" svg:x2="13.4cm" svg:y2="17.9cm">
            <text:p/>
          </draw:line>
        </draw:g>
        <draw:measure draw:style-name="gr5" draw:text-style-name="P1" draw:layer="measurelines" svg:x1="14.7cm" svg:y1="19.7cm" svg:x2="13.7cm" svg:y2="19.7cm">
          <text:p text:style-name="P3"><text:measure text:kind="gap"/><text:measure text:kind="value">1</text:measure><text:s/><text:measure text:kind="unit">cm</text:measure><text:measure text:kind="gap"/></text:p>
        </draw:measure>
        <draw:measure draw:style-name="gr5" draw:text-style-name="P1" draw:layer="layout" svg:x1="13.3cm" svg:y1="18.8cm" svg:x2="12.703cm" svg:y2="18.8cm">
          <text:p text:style-name="P3"><text:measure text:kind="gap"/><text:measure text:kind="value">0.6</text:measure><text:s/><text:measure text:kind="unit">cm</text:measure><text:measure text:kind="gap"/></text:p>
        </draw:measure>
        <draw:g>
          <draw:custom-shape draw:style-name="gr2" draw:text-style-name="P1" draw:layer="layout" svg:width="0.2cm" svg:height="0.2cm" svg:x="13.6cm" svg:y="17.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3.6cm" svg:y1="17.9cm" svg:x2="13.8cm" svg:y2="18.1cm">
            <text:p/>
          </draw:line>
          <draw:line draw:style-name="gr4" draw:text-style-name="P2" draw:layer="layout" svg:x1="13.6cm" svg:y1="18.1cm" svg:x2="13.8cm" svg:y2="17.9cm">
            <text:p/>
          </draw:line>
        </draw:g>
      </draw:page>
      <draw:page draw:name="page2" draw:style-name="dp1" draw:master-page-name="Default">
        <draw:custom-shape draw:style-name="gr2" draw:text-style-name="P1" draw:layer="layout" svg:width="0.2cm" svg:height="0.2cm" svg:x="16.3cm" svg:y="11.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0.2cm" svg:height="0.2cm" svg:x="2.7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2.7cm" svg:y1="11.1cm" svg:x2="2.9cm" svg:y2="11.3cm">
            <text:p/>
          </draw:line>
          <draw:line draw:style-name="gr4" draw:text-style-name="P2" draw:layer="layout" svg:x1="2.7cm" svg:y1="11.3cm" svg:x2="2.9cm" svg:y2="11.1cm">
            <text:p/>
          </draw:line>
        </draw:g>
        <draw:g>
          <draw:custom-shape draw:style-name="gr2" draw:text-style-name="P1" draw:layer="layout" svg:width="0.2cm" svg:height="0.2cm" svg:x="16.3cm" svg:y="11.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6.3cm" svg:y1="11.1cm" svg:x2="16.5cm" svg:y2="11.3cm">
            <text:p/>
          </draw:line>
          <draw:line draw:style-name="gr4" draw:text-style-name="P2" draw:layer="layout" svg:x1="16.3cm" svg:y1="11.3cm" svg:x2="16.5cm" svg:y2="11.1cm">
            <text:p/>
          </draw:line>
        </draw:g>
        <draw:measure draw:style-name="gr5" draw:text-style-name="P1" draw:layer="layout" svg:x1="2.798cm" svg:y1="3.3cm" svg:x2="1.999cm" svg:y2="3.3cm">
          <text:p text:style-name="P3"><text:measure text:kind="gap"/><text:measure text:kind="value">0.8</text:measure><text:s/><text:measure text:kind="unit">cm</text:measure><text:measure text:kind="gap"/></text:p>
        </draw:measure>
        <draw:measure draw:style-name="gr5" draw:text-style-name="P1" draw:layer="layout" svg:x1="5.5cm" svg:y1="2.8cm" svg:x2="5.5cm" svg:y2="12.001cm">
          <text:p text:style-name="P3"><text:measure text:kind="gap"/><text:measure text:kind="value">9.2</text:measure><text:s/><text:measure text:kind="unit">cm</text:measure><text:measure text:kind="gap"/></text:p>
        </draw:measure>
        <draw:custom-shape draw:style-name="gr10" draw:text-style-name="P1" draw:layer="layout" svg:width="15.2cm" svg:height="9.2cm" svg:x="2cm" svg:y="2.8cm">
          <text:p text:style-name="P1">FRONT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0.502cm" svg:height="0.963cm" svg:x="9.028cm" svg:y="12.653cm">
          <draw:text-box>
            <text:p><text:measure text:kind="unit"/><text:measure text:kind="unit"/></text:p>
          </draw:text-box>
        </draw:frame>
        <draw:measure draw:style-name="gr5" draw:text-style-name="P1" draw:layer="layout" svg:x1="17.2cm" svg:y1="10.7cm" svg:x2="2cm" svg:y2="10.7cm">
          <text:p text:style-name="P3"><text:measure text:kind="gap"/><text:measure text:kind="value">15.2</text:measure><text:s/><text:measure text:kind="unit">cm</text:measure><text:measure text:kind="gap"/></text:p>
        </draw:measure>
        <draw:custom-shape draw:style-name="gr2" draw:text-style-name="P1" draw:layer="layout" svg:width="0.2cm" svg:height="0.2cm" svg:x="16.3cm" svg:y="3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0.2cm" svg:height="0.2cm" svg:x="2.7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2.7cm" svg:y1="3.5cm" svg:x2="2.9cm" svg:y2="3.7cm">
            <text:p/>
          </draw:line>
          <draw:line draw:style-name="gr4" draw:text-style-name="P2" draw:layer="layout" svg:x1="2.7cm" svg:y1="3.7cm" svg:x2="2.9cm" svg:y2="3.5cm">
            <text:p/>
          </draw:line>
        </draw:g>
        <draw:g>
          <draw:custom-shape draw:style-name="gr2" draw:text-style-name="P1" draw:layer="layout" svg:width="0.2cm" svg:height="0.2cm" svg:x="16.3cm" svg:y="3.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2" draw:layer="layout" svg:x1="16.3cm" svg:y1="3.5cm" svg:x2="16.5cm" svg:y2="3.7cm">
            <text:p/>
          </draw:line>
          <draw:line draw:style-name="gr4" draw:text-style-name="P2" draw:layer="layout" svg:x1="16.3cm" svg:y1="3.7cm" svg:x2="16.5cm" svg:y2="3.5cm">
            <text:p/>
          </draw:line>
        </draw:g>
        <draw:custom-shape draw:style-name="gr12" draw:text-style-name="P1" draw:layer="layout" svg:width="12cm" svg:height="6cm" svg:x="3.6cm" svg:y="4.4cm">
          <text:p/>
          <draw:enhanced-geometry svg:viewBox="0 0 21600 21600" draw:type="rectangle" draw:enhanced-path="M 0 0 L 21600 0 21600 21600 0 21600 0 0 Z N"/>
        </draw:custom-shape>
        <draw:measure draw:style-name="gr13" draw:text-style-name="P4" draw:layer="measurelines" svg:x1="15.6cm" svg:y1="8.1cm" svg:x2="17.2cm" svg:y2="8.1cm">
          <text:p text:style-name="P3"><text:measure text:kind="gap"/><text:measure text:kind="value">1.6</text:measure><text:s/><text:measure text:kind="unit">cm</text:measure><text:measure text:kind="gap"/></text:p>
        </draw:measure>
        <draw:g>
          <draw:custom-shape draw:style-name="gr2" draw:text-style-name="P1" draw:layer="layout" svg:width="0.2cm" svg:height="0.2cm" svg:x="14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0.2cm" svg:height="0.2cm" svg:x="14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14cm" svg:y1="8.8cm" svg:x2="14.2cm" svg:y2="9cm">
              <text:p/>
            </draw:line>
            <draw:line draw:style-name="gr4" draw:text-style-name="P2" draw:layer="layout" svg:x1="14cm" svg:y1="9cm" svg:x2="14.2cm" svg:y2="8.8cm">
              <text:p/>
            </draw:line>
          </draw:g>
          <draw:custom-shape draw:style-name="gr2" draw:text-style-name="P1" draw:layer="layout" svg:width="0.2cm" svg:height="0.2cm" svg:x="11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0.2cm" svg:height="0.2cm" svg:x="11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11cm" svg:y1="8.8cm" svg:x2="11.2cm" svg:y2="9cm">
              <text:p/>
            </draw:line>
            <draw:line draw:style-name="gr4" draw:text-style-name="P2" draw:layer="layout" svg:x1="11cm" svg:y1="9cm" svg:x2="11.2cm" svg:y2="8.8cm">
              <text:p/>
            </draw:line>
          </draw:g>
        </draw:g>
        <draw:g>
          <draw:custom-shape draw:style-name="gr2" draw:text-style-name="P1" draw:layer="layout" svg:width="0.2cm" svg:height="0.2cm" svg:x="14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0.2cm" svg:height="0.2cm" svg:x="14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14cm" svg:y1="5.8cm" svg:x2="14.2cm" svg:y2="6cm">
              <text:p/>
            </draw:line>
            <draw:line draw:style-name="gr4" draw:text-style-name="P2" draw:layer="layout" svg:x1="14cm" svg:y1="6cm" svg:x2="14.2cm" svg:y2="5.8cm">
              <text:p/>
            </draw:line>
          </draw:g>
          <draw:custom-shape draw:style-name="gr2" draw:text-style-name="P1" draw:layer="layout" svg:width="0.2cm" svg:height="0.2cm" svg:x="11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0.2cm" svg:height="0.2cm" svg:x="11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11cm" svg:y1="5.8cm" svg:x2="11.2cm" svg:y2="6cm">
              <text:p/>
            </draw:line>
            <draw:line draw:style-name="gr4" draw:text-style-name="P2" draw:layer="layout" svg:x1="11cm" svg:y1="6cm" svg:x2="11.2cm" svg:y2="5.8cm">
              <text:p/>
            </draw:line>
          </draw:g>
        </draw:g>
        <draw:g>
          <draw:custom-shape draw:style-name="gr2" draw:text-style-name="P1" draw:layer="layout" svg:width="0.2cm" svg:height="0.2cm" svg:x="8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0.2cm" svg:height="0.2cm" svg:x="8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8cm" svg:y1="5.8cm" svg:x2="8.2cm" svg:y2="6cm">
              <text:p/>
            </draw:line>
            <draw:line draw:style-name="gr4" draw:text-style-name="P2" draw:layer="layout" svg:x1="8cm" svg:y1="6cm" svg:x2="8.2cm" svg:y2="5.8cm">
              <text:p/>
            </draw:line>
          </draw:g>
          <draw:custom-shape draw:style-name="gr2" draw:text-style-name="P1" draw:layer="layout" svg:width="0.2cm" svg:height="0.2cm" svg:x="5cm" svg:y="5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0.2cm" svg:height="0.2cm" svg:x="5cm" svg:y="5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5cm" svg:y1="5.8cm" svg:x2="5.2cm" svg:y2="6cm">
              <text:p/>
            </draw:line>
            <draw:line draw:style-name="gr4" draw:text-style-name="P2" draw:layer="layout" svg:x1="5cm" svg:y1="6cm" svg:x2="5.2cm" svg:y2="5.8cm">
              <text:p/>
            </draw:line>
          </draw:g>
        </draw:g>
        <draw:measure draw:style-name="gr14" draw:text-style-name="P4" draw:layer="layout" svg:x1="14.1cm" svg:y1="6cm" svg:x2="15.6cm" svg:y2="6cm">
          <text:p text:style-name="P3"><text:measure text:kind="gap"/><text:measure text:kind="value">1.5</text:measure><text:s/><text:measure text:kind="unit">cm</text:measure><text:measure text:kind="gap"/></text:p>
        </draw:measure>
        <draw:g>
          <draw:custom-shape draw:style-name="gr2" draw:text-style-name="P1" draw:layer="layout" svg:width="0.2cm" svg:height="0.2cm" svg:x="8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0.2cm" svg:height="0.2cm" svg:x="8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8cm" svg:y1="8.8cm" svg:x2="8.2cm" svg:y2="9cm">
              <text:p/>
            </draw:line>
            <draw:line draw:style-name="gr4" draw:text-style-name="P2" draw:layer="layout" svg:x1="8cm" svg:y1="9cm" svg:x2="8.2cm" svg:y2="8.8cm">
              <text:p/>
            </draw:line>
          </draw:g>
          <draw:custom-shape draw:style-name="gr2" draw:text-style-name="P1" draw:layer="layout" svg:width="0.2cm" svg:height="0.2cm" svg:x="5cm" svg:y="8.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1" draw:layer="layout" svg:width="0.2cm" svg:height="0.2cm" svg:x="5cm" svg:y="8.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line draw:style-name="gr3" draw:text-style-name="P2" draw:layer="layout" svg:x1="5cm" svg:y1="8.8cm" svg:x2="5.2cm" svg:y2="9cm">
              <text:p/>
            </draw:line>
            <draw:line draw:style-name="gr4" draw:text-style-name="P2" draw:layer="layout" svg:x1="5cm" svg:y1="9cm" svg:x2="5.2cm" svg:y2="8.8cm">
              <text:p/>
            </draw:line>
          </draw:g>
        </draw:g>
        <draw:measure draw:style-name="gr15" draw:text-style-name="P4" draw:layer="layout" svg:x1="11.1cm" svg:y1="8.8cm" svg:x2="14.1cm" svg:y2="8.8cm">
          <text:p text:style-name="P3"><text:measure text:kind="gap"/><text:measure text:kind="value">3</text:measure><text:s/><text:measure text:kind="unit">cm</text:measure><text:measure text:kind="gap"/></text:p>
        </draw:measure>
        <draw:custom-shape draw:style-name="gr16" draw:text-style-name="P1" draw:layer="layout" svg:width="0.8cm" svg:height="0.8cm" svg:x="4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4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7.7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7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0.7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0.705cm" svg:y="8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3.706cm" svg:y="8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8cm" svg:height="0.8cm" svg:x="13.707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t" fo:country="E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04T23:28:11.841000000</meta:creation-date>
    <dc:date>2022-12-05T00:46:03.835000000</dc:date>
    <meta:editing-duration>PT45M45S</meta:editing-duration>
    <meta:editing-cycles>15</meta:editing-cycles>
    <meta:generator>LibreOffice/7.4.0.3$Windows_X86_64 LibreOffice_project/f85e47c08ddd19c015c0114a68350214f7066f5a</meta:generator>
    <meta:document-statistic meta:object-count="137"/>
  </office:meta>
</office:document-meta>
</file>